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04b6c8" officeooo:paragraph-rsid="0004b6c8"/>
    </style:style>
    <style:style style:name="P2" style:family="paragraph" style:parent-style-name="Preformatted_20_Text">
      <style:paragraph-properties fo:text-align="start" style:justify-single-word="false"/>
      <style:text-properties officeooo:rsid="0004b6c8" officeooo:paragraph-rsid="0004b6c8"/>
    </style:style>
    <style:style style:name="P3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04b6c8" officeooo:paragraph-rsid="0004b6c8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text-underline-style="none" fo:font-weight="normal" officeooo:rsid="0004b6c8" officeooo:paragraph-rsid="0004b6c8" style:font-weight-asian="normal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text-underline-style="none" fo:font-weight="normal" officeooo:rsid="000accc5" officeooo:paragraph-rsid="000accc5" style:font-weight-asian="normal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text-underline-style="none" fo:font-weight="normal" officeooo:rsid="000cb98f" officeooo:paragraph-rsid="000cb98f" style:font-weight-asian="normal" style:font-weight-complex="normal"/>
    </style:style>
    <style:style style:name="P7" style:family="paragraph" style:parent-style-name="Preformatted_20_Text">
      <style:paragraph-properties fo:text-align="center" style:justify-single-word="false" fo:break-before="page"/>
      <style:text-properties officeooo:rsid="0004b6c8" officeooo:paragraph-rsid="0004b6c8"/>
    </style:style>
    <style:style style:name="P8" style:family="paragraph" style:parent-style-name="Preformatted_20_Text">
      <style:paragraph-properties fo:text-align="center" style:justify-single-word="false" fo:break-before="page"/>
      <style:text-properties style:text-underline-style="none" fo:font-weight="normal" officeooo:rsid="00093d90" officeooo:paragraph-rsid="00093d90" style:font-weight-asian="normal" style:font-weight-complex="normal"/>
    </style:style>
    <style:style style:name="P9" style:family="paragraph" style:parent-style-name="Preformatted_20_Text">
      <style:paragraph-properties fo:text-align="center" style:justify-single-word="false" fo:break-before="page"/>
      <style:text-properties style:text-underline-style="none" fo:font-weight="normal" officeooo:rsid="000cb98f" officeooo:paragraph-rsid="000cb98f" style:font-weight-asian="normal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officeooo:rsid="0004b6c8" officeooo:paragraph-rsid="0004b6c8"/>
    </style:style>
    <style:style style:name="P11" style:family="paragraph" style:parent-style-name="Preformatted_20_Text">
      <style:paragraph-properties fo:text-align="start" style:justify-single-word="false"/>
      <style:text-properties style:text-underline-style="none" fo:font-weight="normal" officeooo:rsid="000accc5" officeooo:paragraph-rsid="000accc5" style:font-weight-asian="normal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style:text-underline-style="none" fo:font-weight="normal" officeooo:rsid="00108e6b" officeooo:paragraph-rsid="00108e6b" style:font-weight-asian="normal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style:text-underline-style="none" fo:font-weight="normal" officeooo:rsid="00108f9d" officeooo:paragraph-rsid="00108f9d" style:font-weight-asian="normal" style:font-weight-complex="normal"/>
    </style:style>
    <style:style style:name="P14" style:family="paragraph" style:parent-style-name="Preformatted_20_Text">
      <style:paragraph-properties fo:text-align="start" style:justify-single-word="false" fo:break-before="page"/>
      <style:text-properties style:text-underline-style="none" fo:font-weight="normal" officeooo:rsid="00108e6b" officeooo:paragraph-rsid="00108e6b" style:font-weight-asian="normal" style:font-weight-complex="normal"/>
    </style:style>
    <style:style style:name="T1" style:family="text">
      <style:text-properties officeooo:rsid="00076537"/>
    </style:style>
    <style:style style:name="T2" style:family="text">
      <style:text-properties officeooo:rsid="00108f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ng</text:p>
      <text:p text:style-name="P1"/>
      <text:p text:style-name="P3">Dredd</text:p>
      <text:p text:style-name="P2"/>
      <text:p text:style-name="P2">installation <text:tab/>– npm i -g dredd</text:p>
      <text:p text:style-name="P2">run <text:tab/><text:tab/><text:tab/>- dredd &lt;file&gt; &lt;url&gt; </text:p>
      <text:p text:style-name="P2"><text:tab/><text:tab/><text:tab/> <text:s/>ex.(dredd testing.apib <text:a xlink:type="simple" xlink:href="http://localhost:3000/" text:style-name="Internet_20_link" text:visited-style-name="Visited_20_Internet_20_Link">http://localhost:3000</text:a>)</text:p>
      <text:p text:style-name="P2"/>
      <text:p text:style-name="P2"><text:tab/></text:p>
      <text:p text:style-name="P2"/>
      <text:p text:style-name="P2"><text:line-break/></text:p>
      <text:p text:style-name="P7">Mock Server</text:p>
      <text:p text:style-name="P1"/>
      <text:p text:style-name="P2"/>
      <text:p text:style-name="P3">Drakov</text:p>
      <text:p text:style-name="P4"/>
      <text:p text:style-name="P4">installation <text:tab/><text:tab/>-npm i -g drakov</text:p>
      <text:p text:style-name="P4">run <text:tab/><text:tab/><text:tab/><text:tab/>-drakov -f &lt;<text:span text:style-name="T1">filename&gt;</text:span></text:p>
      <text:p text:style-name="P4"><text:tab/><text:tab/><text:tab/><text:tab/> <text:span text:style-name="T1">ex. (drakov -f testing.apib)</text:span></text:p>
      <text:p text:style-name="P4"/>
      <text:p text:style-name="P9">To Postman</text:p>
      <text:p text:style-name="P6"/>
      <text:p text:style-name="P6"/>
      <text:p text:style-name="P8">Snowboard</text:p>
      <text:p text:style-name="P5">installation – npm i -g snowboard</text:p>
      <text:p text:style-name="P5"/>
      <text:p text:style-name="P5"/>
      <text:p text:style-name="P5"/>
      <text:p text:style-name="P5">render a webpage</text:p>
      <text:p text:style-name="P5"><text:tab/>snowboard http testing.apib</text:p>
      <text:p text:style-name="P5">build a html folder</text:p>
      <text:p text:style-name="P5"><text:tab/>snowboard html -o outdir testing.apib</text:p>
      <text:p text:style-name="P5">start a mock server</text:p>
      <text:p text:style-name="P5"><text:tab/>snowbaord mock testing.apib<text:line-break/><text:line-break/></text:p>
      <text:p text:style-name="P14">stream <text:span text:style-name="T2">file</text:span></text:p>
      <text:p text:style-name="P12">multiple respond</text:p>
      <text:p text:style-name="P13">2postma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27T12:58:55.346944505</dc:date>
    <meta:editing-duration>PT50M46S</meta:editing-duration>
    <meta:editing-cycles>7</meta:editing-cycles>
    <meta:generator>LibreOffice/7.0.4.2$Linux_X86_64 LibreOffice_project/00$Build-2</meta:generator>
    <meta:document-statistic meta:table-count="0" meta:image-count="0" meta:object-count="0" meta:page-count="5" meta:paragraph-count="24" meta:word-count="66" meta:character-count="469" meta:non-whitespace-character-count="395"/>
  </office:meta>
</office:document-meta>
</file>